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5" style:family="table">
      <style:table-properties style:width="6.6979in" fo:margin-left="0in" fo:margin-right="-0.0028in" table:align="margins"/>
    </style:style>
    <style:style style:name="Table25.A" style:family="table-column">
      <style:table-column-properties style:column-width="1.6146in" style:rel-column-width="15797*"/>
    </style:style>
    <style:style style:name="Table25.B" style:family="table-column">
      <style:table-column-properties style:column-width="5.0833in" style:rel-column-width="4973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data-style-name="N80">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A4" style:family="table-cell">
      <style:table-cell-properties fo:padding="0.0382in" fo:border-left="0.0007in solid #000000" fo:border-right="none" fo:border-top="none" fo:border-bottom="0.0007in solid #000000"/>
    </style:style>
    <style:style style:name="Table10" style:family="table">
      <style:table-properties style:width="4.2292in" table:align="left"/>
    </style:style>
    <style:style style:name="Table10.A" style:family="table-column">
      <style:table-column-properties style:column-width="1.341in"/>
    </style:style>
    <style:style style:name="Table10.B" style:family="table-column">
      <style:table-column-properties style:column-width="2.8882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 style:family="table">
      <style:table-properties style:width="6.6875in" table:align="left"/>
    </style:style>
    <style:style style:name="Table1.A" style:family="table-column">
      <style:table-column-properties style:column-width="1.4688in"/>
    </style:style>
    <style:style style:name="Table1.B" style:family="table-column">
      <style:table-column-properties style:column-width="3.7743in"/>
    </style:style>
    <style:style style:name="Table1.C" style:family="table-column">
      <style:table-column-properties style:column-width="1.4444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51in" table:align="margins"/>
    </style:style>
    <style:style style:name="Table5.A" style:family="table-column">
      <style:table-column-properties style:column-width="6.6951in" style:rel-column-width="65535*"/>
    </style:style>
    <style:style style:name="Table5.A1" style:family="table-cell">
      <style:table-cell-properties fo:padding="0.0382in" fo:border="0.0007in solid #000000"/>
    </style:style>
    <style:style style:name="Table6" style:family="table">
      <style:table-properties style:width="6.6875in" table:align="left"/>
    </style:style>
    <style:style style:name="Table6.A" style:family="table-column">
      <style:table-column-properties style:column-width="1.4688in"/>
    </style:style>
    <style:style style:name="Table6.B" style:family="table-column">
      <style:table-column-properties style:column-width="3.7743in"/>
    </style:style>
    <style:style style:name="Table6.C" style:family="table-column">
      <style:table-column-properties style:column-width="1.4444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6.6951in" style:rel-column-width="65535*"/>
    </style:style>
    <style:style style:name="Table11.A1" style:family="table-cell">
      <style:table-cell-properties fo:padding="0.0382in" fo:border="0.0007in solid #000000"/>
    </style:style>
    <style:style style:name="Table2" style:family="table">
      <style:table-properties style:width="6.6875in" table:align="left"/>
    </style:style>
    <style:style style:name="Table2.A" style:family="table-column">
      <style:table-column-properties style:column-width="1.4688in"/>
    </style:style>
    <style:style style:name="Table2.B" style:family="table-column">
      <style:table-column-properties style:column-width="3.7743in"/>
    </style:style>
    <style:style style:name="Table2.C" style:family="table-column">
      <style:table-column-properties style:column-width="1.4444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51in" table:align="margins"/>
    </style:style>
    <style:style style:name="Table3.A" style:family="table-column">
      <style:table-column-properties style:column-width="6.6951in" style:rel-column-width="65535*"/>
    </style:style>
    <style:style style:name="Table3.A1" style:family="table-cell">
      <style:table-cell-properties fo:padding="0.0382in" fo:border="0.0007in solid #000000"/>
    </style:style>
    <style:style style:name="Table4" style:family="table">
      <style:table-properties style:width="6.6875in" table:align="left"/>
    </style:style>
    <style:style style:name="Table4.A" style:family="table-column">
      <style:table-column-properties style:column-width="1.4688in"/>
    </style:style>
    <style:style style:name="Table4.B" style:family="table-column">
      <style:table-column-properties style:column-width="3.7743in"/>
    </style:style>
    <style:style style:name="Table4.C" style:family="table-column">
      <style:table-column-properties style:column-width="1.4444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7" style:family="table">
      <style:table-properties style:width="6.6951in" table:align="margins"/>
    </style:style>
    <style:style style:name="Table7.A" style:family="table-column">
      <style:table-column-properties style:column-width="6.6951in" style:rel-column-width="65535*"/>
    </style:style>
    <style:style style:name="Table7.A1" style:family="table-cell">
      <style:table-cell-properties fo:padding="0.0382in" fo:border="0.0007in solid #000000"/>
    </style:style>
    <style:style style:name="Table8" style:family="table">
      <style:table-properties style:width="6.6875in" table:align="left"/>
    </style:style>
    <style:style style:name="Table8.A" style:family="table-column">
      <style:table-column-properties style:column-width="1.4688in"/>
    </style:style>
    <style:style style:name="Table8.B" style:family="table-column">
      <style:table-column-properties style:column-width="3.7743in"/>
    </style:style>
    <style:style style:name="Table8.C" style:family="table-column">
      <style:table-column-properties style:column-width="1.4444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51in" table:align="margins"/>
    </style:style>
    <style:style style:name="Table9.A" style:family="table-column">
      <style:table-column-properties style:column-width="6.6951in" style:rel-column-width="65535*"/>
    </style:style>
    <style:style style:name="Table9.A1" style:family="table-cell">
      <style:table-cell-properties fo:padding="0.0382in" fo:border="0.0007in solid #000000"/>
    </style:style>
    <style:style style:name="Table22" style:family="table">
      <style:table-properties style:width="6.6875in" table:align="left"/>
    </style:style>
    <style:style style:name="Table22.A" style:family="table-column">
      <style:table-column-properties style:column-width="1.4688in"/>
    </style:style>
    <style:style style:name="Table22.B" style:family="table-column">
      <style:table-column-properties style:column-width="3.7743in"/>
    </style:style>
    <style:style style:name="Table22.C" style:family="table-column">
      <style:table-column-properties style:column-width="1.4444in"/>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3" style:family="table">
      <style:table-properties style:width="6.6951in" table:align="margins"/>
    </style:style>
    <style:style style:name="Table23.A" style:family="table-column">
      <style:table-column-properties style:column-width="6.6951in" style:rel-column-width="65535*"/>
    </style:style>
    <style:style style:name="Table23.A1" style:family="table-cell">
      <style:table-cell-properties fo:padding="0.0382in" fo:border="0.0007in solid #000000"/>
    </style:style>
    <style:style style:name="Table24" style:family="table">
      <style:table-properties style:width="6.6875in" table:align="left"/>
    </style:style>
    <style:style style:name="Table24.A" style:family="table-column">
      <style:table-column-properties style:column-width="1.4688in"/>
    </style:style>
    <style:style style:name="Table24.B" style:family="table-column">
      <style:table-column-properties style:column-width="3.7743in"/>
    </style:style>
    <style:style style:name="Table24.C" style:family="table-column">
      <style:table-column-properties style:column-width="1.4444in"/>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6" style:family="table">
      <style:table-properties style:width="6.6951in" table:align="margins"/>
    </style:style>
    <style:style style:name="Table26.A" style:family="table-column">
      <style:table-column-properties style:column-width="6.6951in" style:rel-column-width="65535*"/>
    </style:style>
    <style:style style:name="Table26.A1" style:family="table-cell">
      <style:table-cell-properties fo:padding="0.0382in" fo:border="0.0007in solid #000000"/>
    </style:style>
    <style:style style:name="Table21" style:family="table">
      <style:table-properties style:width="6.6951in" table:align="margins"/>
    </style:style>
    <style:style style:name="Table21.A" style:family="table-column">
      <style:table-column-properties style:column-width="6.6951in" style:rel-column-width="65535*"/>
    </style:style>
    <style:style style:name="Table21.A1" style:family="table-cell">
      <style:table-cell-properties fo:padding="0.0382in" fo:border="0.0007in solid #000000"/>
    </style:style>
    <style:style style:name="Table20" style:family="table">
      <style:table-properties style:width="6.6951in" table:align="margins"/>
    </style:style>
    <style:style style:name="Table20.A" style:family="table-column">
      <style:table-column-properties style:column-width="6.6951in" style:rel-column-width="65535*"/>
    </style:style>
    <style:style style:name="Table20.A1" style:family="table-cell">
      <style:table-cell-properties fo:padding="0.0382in" fo:border="0.0007in solid #000000"/>
    </style:style>
    <style:style style:name="Table18" style:family="table">
      <style:table-properties style:width="6.6875in" table:align="left"/>
    </style:style>
    <style:style style:name="Table18.A" style:family="table-column">
      <style:table-column-properties style:column-width="1.4688in"/>
    </style:style>
    <style:style style:name="Table18.B" style:family="table-column">
      <style:table-column-properties style:column-width="3.7743in"/>
    </style:style>
    <style:style style:name="Table18.C" style:family="table-column">
      <style:table-column-properties style:column-width="1.4444in"/>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51in" table:align="margins"/>
    </style:style>
    <style:style style:name="Table19.A" style:family="table-column">
      <style:table-column-properties style:column-width="6.6951in" style:rel-column-width="65535*"/>
    </style:style>
    <style:style style:name="Table19.A1" style:family="table-cell">
      <style:table-cell-properties fo:padding="0.0382in" fo:border="0.0007in solid #000000"/>
    </style:style>
    <style:style style:name="Table12" style:family="table">
      <style:table-properties style:width="6.6951in" table:align="margins"/>
    </style:style>
    <style:style style:name="Table12.A" style:family="table-column">
      <style:table-column-properties style:column-width="6.6951in" style:rel-column-width="65535*"/>
    </style:style>
    <style:style style:name="Table12.A1" style:family="table-cell">
      <style:table-cell-properties fo:padding="0.0382in" fo:border="0.0007in solid #000000"/>
    </style:style>
    <style:style style:name="Table13" style:family="table">
      <style:table-properties style:width="6.6951in" table:align="margins"/>
    </style:style>
    <style:style style:name="Table13.A" style:family="table-column">
      <style:table-column-properties style:column-width="6.6951in" style:rel-column-width="65535*"/>
    </style:style>
    <style:style style:name="Table13.A1" style:family="table-cell">
      <style:table-cell-properties fo:padding="0.0382in" fo:border="0.0007in solid #000000"/>
    </style:style>
    <style:style style:name="Table14" style:family="table">
      <style:table-properties style:width="6.6951in" table:align="margins"/>
    </style:style>
    <style:style style:name="Table14.A" style:family="table-column">
      <style:table-column-properties style:column-width="6.6951in" style:rel-column-width="65535*"/>
    </style:style>
    <style:style style:name="Table14.A1" style:family="table-cell">
      <style:table-cell-properties fo:padding="0.0382in" fo:border="0.0007in solid #000000"/>
    </style:style>
    <style:style style:name="Table15" style:family="table">
      <style:table-properties style:width="6.6951in" table:align="margins"/>
    </style:style>
    <style:style style:name="Table15.A" style:family="table-column">
      <style:table-column-properties style:column-width="6.6951in" style:rel-column-width="65535*"/>
    </style:style>
    <style:style style:name="Table15.A1" style:family="table-cell">
      <style:table-cell-properties fo:padding="0.0382in" fo:border="0.0007in solid #000000"/>
    </style:style>
    <style:style style:name="Table16" style:family="table">
      <style:table-properties style:width="6.6951in" table:align="margins"/>
    </style:style>
    <style:style style:name="Table16.A" style:family="table-column">
      <style:table-column-properties style:column-width="6.6951in" style:rel-column-width="65535*"/>
    </style:style>
    <style:style style:name="Table16.A1" style:family="table-cell">
      <style:table-cell-properties fo:padding="0.0382in" fo:border="0.0007in solid #000000"/>
    </style:style>
    <style:style style:name="Table17" style:family="table">
      <style:table-properties style:width="6.6951in" table:align="margins"/>
    </style:style>
    <style:style style:name="Table17.A" style:family="table-column">
      <style:table-column-properties style:column-width="6.6951in" style:rel-column-width="65535*"/>
    </style:style>
    <style:style style:name="Table17.A1" style:family="table-cell">
      <style:table-cell-properties fo:padding="0.0382in" fo:border="0.0007in solid #000000"/>
    </style:style>
    <style:style style:name="Table27" style:family="table">
      <style:table-properties style:width="6.6951in" table:align="margins"/>
    </style:style>
    <style:style style:name="Table27.A" style:family="table-column">
      <style:table-column-properties style:column-width="6.6951in" style:rel-column-width="65535*"/>
    </style:style>
    <style:style style:name="Table27.A1" style:family="table-cell">
      <style:table-cell-properties fo:padding="0.0382in" fo:border="0.0007in solid #000000"/>
    </style:style>
    <style:style style:name="Table28" style:family="table">
      <style:table-properties style:width="6.6951in" table:align="margins"/>
    </style:style>
    <style:style style:name="Table28.A" style:family="table-column">
      <style:table-column-properties style:column-width="6.6951in" style:rel-column-width="65535*"/>
    </style:style>
    <style:style style:name="Table28.A1" style:family="table-cell">
      <style:table-cell-properties fo:padding="0.0382in" fo:border="0.0007in solid #000000"/>
    </style:style>
    <style:style style:name="Table29" style:family="table">
      <style:table-properties style:width="6.6951in" table:align="margins"/>
    </style:style>
    <style:style style:name="Table29.A" style:family="table-column">
      <style:table-column-properties style:column-width="6.6951in" style:rel-column-width="65535*"/>
    </style:style>
    <style:style style:name="Table29.A1" style:family="table-cell">
      <style:table-cell-properties fo:padding="0.0382in" fo:border="0.0007in solid #000000"/>
    </style:style>
    <style:style style:name="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28pt" style:font-size-asian="28pt" style:font-size-complex="28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Footer">
      <style:paragraph-properties fo:text-align="end" style:justify-single-word="false"/>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style:font-name="Monospace" fo:font-size="8pt" style:font-size-asian="8pt" style:font-size-complex="8pt"/>
    </style:style>
    <style:style style:name="P12" style:family="paragraph" style:parent-style-name="Table_20_Contents">
      <style:text-properties style:font-name="Monospace" fo:font-size="7pt" style:font-size-asian="7pt" style:font-size-complex="7pt"/>
    </style:style>
    <style:style style:name="P13" style:family="paragraph" style:parent-style-name="Table_20_Contents">
      <style:text-properties style:font-name="Monospace" fo:font-size="10pt" style:font-size-asian="10pt" style:font-size-complex="10pt"/>
    </style:style>
    <style:style style:name="P14" style:family="paragraph" style:parent-style-name="Table_20_Contents">
      <style:paragraph-properties fo:margin-left="0in" fo:margin-right="0in" fo:text-align="start" style:justify-single-word="false" fo:text-indent="0in" style:auto-text-indent="false" style:text-autospace="none"/>
      <style:text-properties fo:color="#008200" style:font-name="Monospace" fo:font-size="10pt" style:font-name-asian="Monospace" style:font-size-asian="10pt" style:font-name-complex="Monospace" style:font-size-complex="10pt"/>
    </style:style>
    <style:style style:name="P15" style:family="paragraph" style:parent-style-name="Standard">
      <style:text-properties style:font-name="Monospace" fo:font-size="8pt" style:font-size-asian="8pt" style:font-size-complex="8pt"/>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normal" style:font-style-asian="normal" style:font-style-complex="normal"/>
    </style:style>
    <style:style style:name="P18" style:family="paragraph" style:parent-style-name="Contents_20_1">
      <style:paragraph-properties>
        <style:tab-stops>
          <style:tab-stop style:position="6.6953in" style:type="right"/>
        </style:tab-stops>
      </style:paragraph-properties>
    </style:style>
    <style:style style:name="P19" style:family="paragraph" style:parent-style-name="Contents_20_3">
      <style:paragraph-properties>
        <style:tab-stops>
          <style:tab-stop style:position="6.302in" style:type="right"/>
        </style:tab-stops>
      </style:paragraph-properties>
    </style:style>
    <style:style style:name="P20" style:family="paragraph" style:parent-style-name="Contents_20_2">
      <style:paragraph-properties>
        <style:tab-stops>
          <style:tab-stop style:position="6.4984in" style:type="right"/>
        </style:tab-stops>
      </style:paragraph-properties>
    </style:style>
    <style:style style:name="P21" style:family="paragraph" style:parent-style-name="Text_20_body"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Contents_20_Heading">
      <style:paragraph-properties fo:break-before="page"/>
    </style:style>
    <style:style style:name="P24" style:family="paragraph" style:parent-style-name="Table_20_Contents" style:list-style-name="L1"/>
    <style:style style:name="P25"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style:font-name="Monospace" fo:font-size="10pt" style:font-size-asian="10pt" style:font-size-complex="10pt"/>
    </style:style>
    <style:style style:name="T3"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Text_20_body"/>
      <text:p text:style-name="Text_20_body"/>
      <text:p text:style-name="Text_20_body"/>
      <text:p text:style-name="Text_20_body"/>
      <text:p text:style-name="Text_20_body"/>
      <text:p text:style-name="P3">Pensio Payment Gateway<text:line-break/><text:span text:style-name="T1">Merchant API Component for Navision</text:span></text:p>
      <text:p text:style-name="P4"><text:date style:data-style-name="N80" text:date-value="2012-07-05T13:41:50">5. Jul. 2012</text:date></text:p>
      <text:p text:style-name="P5">Copyright © 2010 Pensio Ap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style-name="Internet_20_link"/>
            <text:index-entry-text/>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23">Table of Contents</text:p>
          </text:index-title>
          <text:p text:style-name="P18"><text:a xlink:type="simple" xlink:href="#__RefHeading__1169_2137868989" text:style-name="Internet_20_link" text:visited-style-name="Internet_20_link">Revision History<text:tab/>4</text:a></text:p>
          <text:p text:style-name="P18"><text:a xlink:type="simple" xlink:href="#__RefHeading__1171_2137868989" text:style-name="Internet_20_link" text:visited-style-name="Internet_20_link">Audience<text:tab/>5</text:a></text:p>
          <text:p text:style-name="P18"><text:a xlink:type="simple" xlink:href="#__RefHeading__1173_2137868989" text:style-name="Internet_20_link" text:visited-style-name="Internet_20_link">Purpose<text:tab/>5</text:a></text:p>
          <text:p text:style-name="P18"><text:a xlink:type="simple" xlink:href="#__RefHeading__1175_2137868989" text:style-name="Internet_20_link" text:visited-style-name="Internet_20_link">Installation<text:tab/>6</text:a></text:p>
          <text:p text:style-name="P20"><text:a xlink:type="simple" xlink:href="#__RefHeading__1177_2137868989" text:style-name="Internet_20_link" text:visited-style-name="Internet_20_link">DLL Structure<text:tab/>6</text:a></text:p>
          <text:p text:style-name="P18"><text:a xlink:type="simple" xlink:href="#__RefHeading__1179_2137868989" text:style-name="Internet_20_link" text:visited-style-name="Internet_20_link">Function calls<text:tab/>7</text:a></text:p>
          <text:p text:style-name="P20"><text:a xlink:type="simple" xlink:href="#__RefHeading__1181_2137868989" text:style-name="Internet_20_link" text:visited-style-name="Internet_20_link">Pensio.Merchant.Initialize<text:tab/>7</text:a></text:p>
          <text:p text:style-name="P19"><text:a xlink:type="simple" xlink:href="#__RefHeading__1183_2137868989" text:style-name="Internet_20_link" text:visited-style-name="Internet_20_link">Parameters<text:tab/>7</text:a></text:p>
          <text:p text:style-name="P19"><text:a xlink:type="simple" xlink:href="#__RefHeading__1185_2137868989" text:style-name="Internet_20_link" text:visited-style-name="Internet_20_link">Example<text:tab/>7</text:a></text:p>
          <text:p text:style-name="P20"><text:a xlink:type="simple" xlink:href="#__RefHeading__1187_2137868989" text:style-name="Internet_20_link" text:visited-style-name="Internet_20_link">Pensio.Merchant.Capture<text:tab/>8</text:a></text:p>
          <text:p text:style-name="P19"><text:a xlink:type="simple" xlink:href="#__RefHeading__1189_2137868989" text:style-name="Internet_20_link" text:visited-style-name="Internet_20_link">Parameters<text:tab/>8</text:a></text:p>
          <text:p text:style-name="P19"><text:a xlink:type="simple" xlink:href="#__RefHeading__1191_2137868989" text:style-name="Internet_20_link" text:visited-style-name="Internet_20_link">Example<text:tab/>8</text:a></text:p>
          <text:p text:style-name="P20"><text:a xlink:type="simple" xlink:href="#__RefHeading__1193_2137868989" text:style-name="Internet_20_link" text:visited-style-name="Internet_20_link">Pensio.Merchant.Refund<text:tab/>9</text:a></text:p>
          <text:p text:style-name="P19"><text:a xlink:type="simple" xlink:href="#__RefHeading__1195_2137868989" text:style-name="Internet_20_link" text:visited-style-name="Internet_20_link">Parameters<text:tab/>9</text:a></text:p>
          <text:p text:style-name="P19"><text:a xlink:type="simple" xlink:href="#__RefHeading__1197_2137868989" text:style-name="Internet_20_link" text:visited-style-name="Internet_20_link">Example<text:tab/>9</text:a></text:p>
          <text:p text:style-name="P20"><text:a xlink:type="simple" xlink:href="#__RefHeading__1199_2137868989" text:style-name="Internet_20_link" text:visited-style-name="Internet_20_link">Pensio.Merchant.Release<text:tab/>10</text:a></text:p>
          <text:p text:style-name="P19"><text:a xlink:type="simple" xlink:href="#__RefHeading__1201_2137868989" text:style-name="Internet_20_link" text:visited-style-name="Internet_20_link">Parameters<text:tab/>10</text:a></text:p>
          <text:p text:style-name="P19"><text:a xlink:type="simple" xlink:href="#__RefHeading__1203_2137868989" text:style-name="Internet_20_link" text:visited-style-name="Internet_20_link">Example<text:tab/>10</text:a></text:p>
          <text:p text:style-name="P20"><text:a xlink:type="simple" xlink:href="#__RefHeading__1205_2137868989" text:style-name="Internet_20_link" text:visited-style-name="Internet_20_link">Pensio.Merchant.Split<text:tab/>11</text:a></text:p>
          <text:p text:style-name="P19"><text:a xlink:type="simple" xlink:href="#__RefHeading__1207_2137868989" text:style-name="Internet_20_link" text:visited-style-name="Internet_20_link">Parameters<text:tab/>11</text:a></text:p>
          <text:p text:style-name="P19"><text:a xlink:type="simple" xlink:href="#__RefHeading__1209_2137868989" text:style-name="Internet_20_link" text:visited-style-name="Internet_20_link">Example<text:tab/>11</text:a></text:p>
          <text:p text:style-name="P20"><text:a xlink:type="simple" xlink:href="#__RefHeading__1211_2137868989" text:style-name="Internet_20_link" text:visited-style-name="Internet_20_link">Pensio.Merchant.GetPayment<text:tab/>12</text:a></text:p>
          <text:p text:style-name="P19"><text:a xlink:type="simple" xlink:href="#__RefHeading__1213_2137868989" text:style-name="Internet_20_link" text:visited-style-name="Internet_20_link">Parameters<text:tab/>12</text:a></text:p>
          <text:p text:style-name="P19"><text:a xlink:type="simple" xlink:href="#__RefHeading__1215_2137868989" text:style-name="Internet_20_link" text:visited-style-name="Internet_20_link">Example<text:tab/>12</text:a></text:p>
          <text:p text:style-name="P20"><text:a xlink:type="simple" xlink:href="#__RefHeading__1217_2137868989" text:style-name="Internet_20_link" text:visited-style-name="Internet_20_link">Pensio.Merchant.PreauthRecurring<text:tab/>13</text:a></text:p>
          <text:p text:style-name="P20"><text:a xlink:type="simple" xlink:href="#__RefHeading__1219_2137868989" text:style-name="Internet_20_link" text:visited-style-name="Internet_20_link">Pensio.Merchant.CaptureRecurring<text:tab/>14</text:a></text:p>
          <text:p text:style-name="P20"><text:a xlink:type="simple" xlink:href="#__RefHeading__2724_1518070274" text:style-name="Internet_20_link" text:visited-style-name="Internet_20_link">Pensio.Merchant.GetFundings<text:tab/>15</text:a></text:p>
          <text:p text:style-name="P19"><text:a xlink:type="simple" xlink:href="#__RefHeading__1213_21378689891" text:style-name="Internet_20_link" text:visited-style-name="Internet_20_link">Parameters<text:tab/>15</text:a></text:p>
          <text:p text:style-name="P19"><text:a xlink:type="simple" xlink:href="#__RefHeading__1215_21378689891" text:style-name="Internet_20_link" text:visited-style-name="Internet_20_link">Example<text:tab/>15</text:a></text:p>
          <text:p text:style-name="P20"><text:a xlink:type="simple" xlink:href="#__RefHeading__1221_2137868989" text:style-name="Internet_20_link" text:visited-style-name="Internet_20_link">Pensio.Moto.Initialize<text:tab/>16</text:a></text:p>
          <text:p text:style-name="P19"><text:a xlink:type="simple" xlink:href="#__RefHeading__1223_2137868989" text:style-name="Internet_20_link" text:visited-style-name="Internet_20_link">Example<text:tab/>16</text:a></text:p>
          <text:p text:style-name="P20"><text:a xlink:type="simple" xlink:href="#__RefHeading__1225_2137868989" text:style-name="Internet_20_link" text:visited-style-name="Internet_20_link">Pensio.Moto.Show<text:tab/>17</text:a></text:p>
          <text:p text:style-name="P19"><text:a xlink:type="simple" xlink:href="#__RefHeading__1227_2137868989" text:style-name="Internet_20_link" text:visited-style-name="Internet_20_link">Example<text:tab/>17</text:a></text:p>
          <text:p text:style-name="P20"><text:a xlink:type="simple" xlink:href="#__RefHeading__1229_2137868989" text:style-name="Internet_20_link" text:visited-style-name="Internet_20_link">Pensio.Moto.AddCreditCard<text:tab/>18</text:a></text:p>
          <text:p text:style-name="P20"><text:a xlink:type="simple" xlink:href="#__RefHeading__1231_2137868989" text:style-name="Internet_20_link" text:visited-style-name="Internet_20_link">Pensio.Moto.SetAvsInfo<text:tab/>19</text:a></text:p>
          <text:p text:style-name="P19"><text:a xlink:type="simple" xlink:href="#__RefHeading__1233_2137868989" text:style-name="Internet_20_link" text:visited-style-name="Internet_20_link">Parameters<text:tab/>19</text:a></text:p>
          <text:p text:style-name="P19"><text:a xlink:type="simple" xlink:href="#__RefHeading__1235_2137868989" text:style-name="Internet_20_link" text:visited-style-name="Internet_20_link">Example<text:tab/>19</text:a></text:p>
          <text:p text:style-name="P18"><text:a xlink:type="simple" xlink:href="#__RefHeading__1237_2137868989" text:style-name="Internet_20_link" text:visited-style-name="Internet_20_link">Appendix A<text:tab/>20</text:a></text:p>
          <text:p text:style-name="P20"><text:a xlink:type="simple" xlink:href="#__RefHeading__1239_2137868989" text:style-name="Internet_20_link" text:visited-style-name="Internet_20_link">IMerchant.cs<text:tab/>20</text:a></text:p>
          <text:p text:style-name="P20"><text:a xlink:type="simple" xlink:href="#__RefHeading__1241_2137868989" text:style-name="Internet_20_link" text:visited-style-name="Internet_20_link">IMoto.cs<text:tab/>20</text:a></text:p>
          <text:p text:style-name="P20"><text:a xlink:type="simple" xlink:href="#__RefHeading__1243_2137868989" text:style-name="Internet_20_link" text:visited-style-name="Internet_20_link">IPayment.cs<text:tab/>20</text:a></text:p>
          <text:p text:style-name="P20"><text:a xlink:type="simple" xlink:href="#__RefHeading__1245_2137868989" text:style-name="Internet_20_link" text:visited-style-name="Internet_20_link">IComPaymentResult.cs<text:tab/>20</text:a></text:p>
          <text:p text:style-name="P20"><text:a xlink:type="simple" xlink:href="#__RefHeading__1247_2137868989" text:style-name="Internet_20_link" text:visited-style-name="Internet_20_link">IComSplitPaymentResult.cs<text:tab/>21</text:a></text:p>
          <text:p text:style-name="P20"><text:a xlink:type="simple" xlink:href="#__RefHeading__1249_2137868989" text:style-name="Internet_20_link" text:visited-style-name="Internet_20_link">IComRecurringResult.cs<text:tab/>21</text:a></text:p>
          <text:p text:style-name="P20"><text:a xlink:type="simple" xlink:href="#__RefHeading__2726_1518070274" text:style-name="Internet_20_link" text:visited-style-name="Internet_20_link">IComFundingsResult.cs<text:tab/>21</text:a></text:p>
          <text:p text:style-name="P20"><text:a xlink:type="simple" xlink:href="#__RefHeading__2728_1518070274" text:style-name="Internet_20_link" text:visited-style-name="Internet_20_link">IFunding.cs<text:tab/>21</text:a></text:p>
          <text:p text:style-name="P20"><text:soft-page-break/><text:a xlink:type="simple" xlink:href="#__RefHeading__2730_1518070274" text:style-name="Internet_20_link" text:visited-style-name="Internet_20_link">IFundingLine.cs<text:tab/>22</text:a></text:p>
        </text:index-body>
      </text:table-of-content>
      <text:p text:style-name="P2"/>
      <text:h text:style-name="P22" text:outline-level="1"><text:bookmark text:name="__RefHeading__1169_2137868989"/>Revision History<text:bookmark-end text:name="__RefHeading__1169_2137868989"/></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Changes</text:p>
            </table:table-cell>
          </table:table-row>
        </table:table-header-rows>
        <table:table-row>
          <table:table-cell table:style-name="Table25.A2" office:value-type="date" office:date-value="2010-09-10">
            <text:p text:style-name="Table_20_Contents">10. Sep. 2010</text:p>
          </table:table-cell>
          <table:table-cell table:style-name="Table25.B2" office:value-type="string">
            <text:list xml:id="list1672901069" text:style-name="L1">
              <text:list-item>
                <text:p text:style-name="P24">Initial draft created for only Initialize, Capture, Refund, Release, and Split.</text:p>
              </text:list-item>
            </text:list>
          </table:table-cell>
        </table:table-row>
        <table:table-row>
          <table:table-cell table:style-name="Table25.A2" office:value-type="date" office:date-value="2011-01-14">
            <text:p text:style-name="Table_20_Contents">14. Jan. 2011</text:p>
          </table:table-cell>
          <table:table-cell table:style-name="Table25.B2" office:value-type="string">
            <text:list xml:id="list1368029944" text:continue-numbering="true" text:style-name="L1">
              <text:list-item>
                <text:p text:style-name="P24">Added AVS support to the MotoForm.</text:p>
              </text:list-item>
            </text:list>
          </table:table-cell>
        </table:table-row>
        <table:table-row>
          <table:table-cell table:style-name="Table25.A4" office:value-type="string">
            <text:p text:style-name="Table_20_Contents">5. Jul. 2012</text:p>
          </table:table-cell>
          <table:table-cell table:style-name="Table25.B2" office:value-type="string">
            <text:list xml:id="list459862369" text:continue-numbering="true" text:style-name="L1">
              <text:list-item>
                <text:p text:style-name="P24">Added getfundings method</text:p>
              </text:list-item>
            </text:list>
          </table:table-cell>
        </table:table-row>
      </table:table>
      <text:p text:style-name="P2"/>
      <text:h text:style-name="P22" text:outline-level="1"><text:bookmark text:name="__RefHeading__1171_2137868989"/>Audience<text:bookmark-end text:name="__RefHeading__1171_2137868989"/></text:h>
      <text:p text:style-name="Text_20_body">This document is targeted towards Navision developers. The reader must be proficient in C/AL and know his way around Navision. It is a pre-requisite that the reader has at least scanned the Pensio <text:a xlink:type="simple" xlink:href="https://gateway.pensio.com/documentation/Merchant_API.pdf">Merchant API Integration Guide</text:a>.</text:p>
      <text:h text:style-name="Heading_20_1" text:outline-level="1"><text:bookmark text:name="__RefHeading__1173_2137868989"/>Purpose<text:bookmark-end text:name="__RefHeading__1173_2137868989"/></text:h>
      <text:p text:style-name="Text_20_body">This document describes how to install (load) the PensioMOTO component from within Navision. It also gives examples of how to use the component to complete the methods described in the Pensio <text:a xlink:type="simple" xlink:href="https://gateway.pensio.com/documentation/Merchant_API.pdf">Merchant API Integration Guide</text:a>.</text:p>
      <text:h text:style-name="P22" text:outline-level="1"><text:bookmark text:name="__RefHeading__1175_2137868989"/>Installation<text:bookmark-end text:name="__RefHeading__1175_2137868989"/></text:h>
      <text:p text:style-name="Text_20_body">The component is written in .NET and compiled such that Navision can load it as a COM+ Component - called an Automation within Navision. The component resides in <text:span text:style-name="T2">PensioMoto.dll</text:span>. </text:p>
      <text:p text:style-name="Text_20_body">To load the automation you must first make it visible to Navision by running the <text:span text:style-name="T2">register.cmd</text:span> file. This file does require you to have <text:span text:style-name="T2">gacutils.exe</text:span> and <text:span text:style-name="T2">regasm.exe</text:span>. You most likely need to change the paths for these in the <text:span text:style-name="T2">register.cmd</text:span> file. Also note that to install the DLL you must execute <text:span text:style-name="T2">register.cmd</text:span> from a 32bit command line as the DLL is built for 32bit.</text:p>
      <text:h text:style-name="Heading_20_2" text:outline-level="2"><text:bookmark text:name="__RefHeading__1177_2137868989"/>DLL Structure<text:bookmark-end text:name="__RefHeading__1177_2137868989"/></text:h>
      <text:p text:style-name="Text_20_body">When the DLL has been registered you can start up Navision and you should be able to add Automations of types: <text:span text:style-name="T2">PensioMoto.Merchant</text:span> and <text:span text:style-name="T2">PensioMoto.Moto</text:span>.</text:p>
      <text:p text:style-name="Text_20_body">The automation of type <text:span text:style-name="T2">PensioMoto.Merchant</text:span> contains all the calls to take care of existing reservations. The automation of type <text:span text:style-name="T2">PensioMoto.Moto</text:span> is used to bring up a MO/TO dialog from which you can send MO/TO payment directly to the Pensio Payment Gateway.</text:p>
      <text:p text:style-name="Text_20_body">All examples in this document assume that you have created the Automations:</text:p>
      <table:table table:name="Table10" table:style-name="Table10">
        <table:table-column table:style-name="Table10.A"/>
        <table:table-column table:style-name="Table10.B"/>
        <table:table-header-rows>
          <table:table-row>
            <table:table-cell table:style-name="Table10.A1" office:value-type="string">
              <text:p text:style-name="Table_20_Heading">Name</text:p>
            </table:table-cell>
            <table:table-cell table:style-name="Table10.B1" office:value-type="string">
              <text:p text:style-name="Table_20_Heading">Type</text:p>
            </table:table-cell>
          </table:table-row>
        </table:table-header-rows>
        <table:table-row>
          <table:table-cell table:style-name="Table10.A2" office:value-type="string">
            <text:p text:style-name="P13">Merchant</text:p>
          </table:table-cell>
          <table:table-cell table:style-name="Table10.B2" office:value-type="string">
            <text:p text:style-name="P13">PensioMoto.Merchant</text:p>
          </table:table-cell>
        </table:table-row>
        <table:table-row>
          <table:table-cell table:style-name="Table10.A2" office:value-type="string">
            <text:p text:style-name="P13">PensioMoto</text:p>
          </table:table-cell>
          <table:table-cell table:style-name="Table10.B2" office:value-type="string">
            <text:p text:style-name="P13">PensioMoto.Moto</text:p>
          </table:table-cell>
        </table:table-row>
        <table:table-row>
          <table:table-cell table:style-name="Table10.A2" office:value-type="string">
            <text:p text:style-name="P13">Result</text:p>
          </table:table-cell>
          <table:table-cell table:style-name="Table10.B2" office:value-type="string">
            <text:p text:style-name="P13">PensioMoto.IComPaymentResult</text:p>
          </table:table-cell>
        </table:table-row>
        <table:table-row>
          <table:table-cell table:style-name="Table10.A2" office:value-type="string">
            <text:p text:style-name="P13">SplitResult</text:p>
          </table:table-cell>
          <table:table-cell table:style-name="Table10.B2" office:value-type="string">
            <text:p text:style-name="P13">PensioMoto.IComSplitPaymentResult</text:p>
          </table:table-cell>
        </table:table-row>
        <table:table-row>
          <table:table-cell table:style-name="Table10.A2" office:value-type="string">
            <text:p text:style-name="P13">RecurringResult</text:p>
          </table:table-cell>
          <table:table-cell table:style-name="Table10.B2" office:value-type="string">
            <text:p text:style-name="P13">PensioMoto.IComRecurringResult</text:p>
          </table:table-cell>
        </table:table-row>
      </table:table>
      <text:p text:style-name="Text_20_body"/>
      <text:h text:style-name="P22" text:outline-level="1"><text:bookmark text:name="__RefHeading__1179_2137868989"/>Function calls<text:bookmark-end text:name="__RefHeading__1179_2137868989"/></text:h>
      <text:p text:style-name="Text_20_body">Both automations have a number of function calls which map almost one-to-one with the API calls described in the <text:a xlink:type="simple" xlink:href="https://gateway.pensio.com/documentation/Merchant_API.pdf">Merchant API Integration Guide</text:a>. The big difference is that the automations need to be initialized with information about your Pensio Merchant Account.</text:p>
      <text:h text:style-name="Heading_20_2" text:outline-level="2"><text:bookmark text:name="__RefHeading__1181_2137868989"/>Pensio.Merchant.Initialize<text:bookmark-end text:name="__RefHeading__1181_2137868989"/></text:h>
      <text:p text:style-name="Text_20_body">This method will initialize the <text:span text:style-name="T2">Pensio.Merchant</text:span> automation. Once it has been initialized it can be used for all the actual operations. The initialization it self does not contact Pensio if the parameters are invalid this will not show before the first actual use of the automation.</text:p>
      <text:h text:style-name="Heading_20_3" text:outline-level="3"><text:bookmark text:name="__RefHeading__1183_2137868989"/>Parameters<text:bookmark-end text:name="__RefHeading__1183_2137868989"/></text:h>
      <table:table table:name="Table1" table:style-name="Table1">
        <table:table-column table:style-name="Table1.A"/>
        <table:table-column table:style-name="Table1.B"/>
        <table:table-column table:style-name="Table1.C"/>
        <table:table-row>
          <table:table-cell table:style-name="Table1.A1" office:value-type="string">
            <text:p text:style-name="P14">gatewayUrl</text:p>
          </table:table-cell>
          <table:table-cell table:style-name="Table1.A1" office:value-type="string">
            <text:p text:style-name="P10">The url of the Pensio Payment Gateway. When doing integration testing this will be</text:p>
            <text:p text:style-name="P10"><text:a xlink:type="simple" xlink:href="https://testgateway.pensio.com/merchant.php/API/">https://testgateway.pensio.com/merchant/API/</text:a></text:p>
            <text:p text:style-name="P10">When going into production it will something like</text:p>
            <text:p text:style-name="P10"><text:a xlink:type="simple" xlink:href="https://shopname.pensio.com/merchant/API/">https://shopname.pensio.com/merchant/API/</text:a></text:p>
          </table:table-cell>
          <table:table-cell table:style-name="Table1.C1" office:value-type="string">
            <text:p text:style-name="P10">string</text:p>
          </table:table-cell>
        </table:table-row>
        <table:table-row>
          <table:table-cell table:style-name="Table1.A2" office:value-type="string">
            <text:p text:style-name="P14">apiUsername</text:p>
          </table:table-cell>
          <table:table-cell table:style-name="Table1.A2" office:value-type="string">
            <text:p text:style-name="P10">The username you have been given by Pensio for your API user</text:p>
          </table:table-cell>
          <table:table-cell table:style-name="Table1.C2" office:value-type="string">
            <text:p text:style-name="P10">string</text:p>
          </table:table-cell>
        </table:table-row>
        <table:table-row>
          <table:table-cell table:style-name="Table1.A2" office:value-type="string">
            <text:p text:style-name="P14">apiPassword</text:p>
          </table:table-cell>
          <table:table-cell table:style-name="Table1.A2" office:value-type="string">
            <text:p text:style-name="P10">The password you have been given by Pensio for your API user</text:p>
          </table:table-cell>
          <table:table-cell table:style-name="Table1.C2" office:value-type="string">
            <text:p text:style-name="P10">string</text:p>
          </table:table-cell>
        </table:table-row>
        <table:table-row>
          <table:table-cell table:style-name="Table1.A2" office:value-type="string">
            <text:p text:style-name="P14">terminal</text:p>
          </table:table-cell>
          <table:table-cell table:style-name="Table1.A2" office:value-type="string">
            <text:p text:style-name="P10">The name of the Pensio terminal you want to work with, could be “Shopname Test Terminal” or “Shopname Beer Campaign Terminal”</text:p>
          </table:table-cell>
          <table:table-cell table:style-name="Table1.C2" office:value-type="string">
            <text:p text:style-name="P10">string</text:p>
          </table:table-cell>
        </table:table-row>
      </table:table>
      <text:h text:style-name="Heading_20_3" text:outline-level="3"><text:bookmark text:name="__RefHeading__1185_2137868989"/>Example<text:bookmark-end text:name="__RefHeading__1185_2137868989"/></text:h>
      <table:table table:name="Table5" table:style-name="Table5">
        <table:table-column table:style-name="Table5.A"/>
        <table:table-row>
          <table:table-cell table:style-name="Table5.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able:table-cell>
        </table:table-row>
      </table:table>
      <text:p text:style-name="Standard"/>
      <text:h text:style-name="P25" text:outline-level="2"><text:bookmark text:name="__RefHeading__1187_2137868989"/>Pensio.Merchant.Capture<text:bookmark-end text:name="__RefHeading__1187_2137868989"/></text:h>
      <text:p text:style-name="Text_20_body">This method is used to capture the funds of a reservation. The reservation can either have been obtained by a webshop integration with our <text:a xlink:type="simple" xlink:href="https://gateway.pensio.com/documentation/eCommerce_API.pdf">eCommerce API</text:a> or it could have been obtained by the MO/TO automation described later in this document.</text:p>
      <text:h text:style-name="Heading_20_3" text:outline-level="3"><text:bookmark text:name="__RefHeading__1189_2137868989"/>Parameters<text:bookmark-end text:name="__RefHeading__1189_2137868989"/></text:h>
      <table:table table:name="Table6" table:style-name="Table6">
        <table:table-column table:style-name="Table6.A"/>
        <table:table-column table:style-name="Table6.B"/>
        <table:table-column table:style-name="Table6.C"/>
        <table:table-row>
          <table:table-cell table:style-name="Table6.A1" office:value-type="string">
            <text:p text:style-name="P14">paymentId</text:p>
          </table:table-cell>
          <table:table-cell table:style-name="Table6.A1" office:value-type="string">
            <text:p text:style-name="P10">The id of the payment representing the reservation. (<text:span text:style-name="T1">This is sometimes referred to as the transaction_id</text:span>)</text:p>
          </table:table-cell>
          <table:table-cell table:style-name="Table6.C1" office:value-type="string">
            <text:p text:style-name="P10">string</text:p>
          </table:table-cell>
        </table:table-row>
        <table:table-row>
          <table:table-cell table:style-name="Table6.A2" office:value-type="string">
            <text:p text:style-name="P14">amount</text:p>
          </table:table-cell>
          <table:table-cell table:style-name="Table6.A2" office:value-type="string">
            <text:p text:style-name="P10">The amount to capture. This can either be the same amount as the original reservation or less.</text:p>
          </table:table-cell>
          <table:table-cell table:style-name="Table6.C2" office:value-type="string">
            <text:p text:style-name="P10">double</text:p>
          </table:table-cell>
        </table:table-row>
      </table:table>
      <text:h text:style-name="Heading_20_3" text:outline-level="3"><text:bookmark text:name="__RefHeading__1191_2137868989"/>Example<text:bookmark-end text:name="__RefHeading__1191_2137868989"/></text:h>
      <table:table table:name="Table11" table:style-name="Table11">
        <table:table-column table:style-name="Table11.A"/>
        <table:table-row>
          <table:table-cell table:style-name="Table11.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Capture('1234567890', 42.95);</text:p>
            <text:p text:style-name="P11"/>
            <text:p text:style-name="P11">IF Result.Result = 'Success' THEN</text:p>
            <text:p text:style-name="P11"><text:s text:c="2"/>MESSAGE('New payment status: '+FORMAT(Result.Payment.PaymentStatus))</text:p>
            <text:p text:style-name="P11">ELSE</text:p>
            <text:p text:style-name="P11"><text:s text:c="2"/>MESSAGE(Result.Result+' '+Result.ResultMessage);</text:p>
          </table:table-cell>
        </table:table-row>
      </table:table>
      <text:p text:style-name="Standard"/>
      <text:h text:style-name="P25" text:outline-level="2"><text:bookmark text:name="__RefHeading__1193_2137868989"/>Pensio.Merchant.Refund<text:bookmark-end text:name="__RefHeading__1193_2137868989"/></text:h>
      <text:p text:style-name="Text_20_body">This method is used if the customer returns the good purchased or for some other reason you need to reimburse the funds to the customers card.</text:p>
      <text:h text:style-name="Heading_20_3" text:outline-level="3"><text:bookmark text:name="__RefHeading__1195_2137868989"/>Parameters<text:bookmark-end text:name="__RefHeading__1195_2137868989"/></text:h>
      <table:table table:name="Table2" table:style-name="Table2">
        <table:table-column table:style-name="Table2.A"/>
        <table:table-column table:style-name="Table2.B"/>
        <table:table-column table:style-name="Table2.C"/>
        <table:table-row>
          <table:table-cell table:style-name="Table2.A1" office:value-type="string">
            <text:p text:style-name="P14">paymentId</text:p>
          </table:table-cell>
          <table:table-cell table:style-name="Table2.A1" office:value-type="string">
            <text:p text:style-name="P10">The id of the payment representing the captured reservation. (<text:span text:style-name="T1">This is sometimes referred to as the transaction_id</text:span>)</text:p>
          </table:table-cell>
          <table:table-cell table:style-name="Table2.C1" office:value-type="string">
            <text:p text:style-name="P10">string</text:p>
          </table:table-cell>
        </table:table-row>
        <table:table-row>
          <table:table-cell table:style-name="Table2.A2" office:value-type="string">
            <text:p text:style-name="P14">amount</text:p>
          </table:table-cell>
          <table:table-cell table:style-name="Table2.A2" office:value-type="string">
            <text:p text:style-name="P10">The amount to refund. This can either be the same amount as the original capture or less.</text:p>
          </table:table-cell>
          <table:table-cell table:style-name="Table2.C2" office:value-type="string">
            <text:p text:style-name="P10">double</text:p>
          </table:table-cell>
        </table:table-row>
      </table:table>
      <text:h text:style-name="Heading_20_3" text:outline-level="3"><text:bookmark text:name="__RefHeading__1197_2137868989"/>Example<text:bookmark-end text:name="__RefHeading__1197_2137868989"/></text:h>
      <table:table table:name="Table3" table:style-name="Table3">
        <table:table-column table:style-name="Table3.A"/>
        <table:table-row>
          <table:table-cell table:style-name="Table3.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Refund('1234567890', 12.95);</text:p>
            <text:p text:style-name="P11"/>
            <text:p text:style-name="P11">IF Result.Result = 'Success' THEN</text:p>
            <text:p text:style-name="P11"><text:s text:c="2"/>MESSAGE('New payment status: '+FORMAT(Result.Payment.PaymentStatus))</text:p>
            <text:p text:style-name="P11">ELSE</text:p>
            <text:p text:style-name="P11"><text:s text:c="2"/>MESSAGE(Result.Result+' '+Result.ResultMessage);</text:p>
          </table:table-cell>
        </table:table-row>
      </table:table>
      <text:p text:style-name="Standard"/>
      <text:h text:style-name="P25" text:outline-level="2"><text:bookmark text:name="__RefHeading__1199_2137868989"/>Pensio.Merchant.Release<text:bookmark-end text:name="__RefHeading__1199_2137868989"/></text:h>
      <text:p text:style-name="Text_20_body">This method is used if for some reason you cannot or will not deliver the goods purchased. It can only be used if no prior capture has been executed.</text:p>
      <text:h text:style-name="Heading_20_3" text:outline-level="3"><text:bookmark text:name="__RefHeading__1201_2137868989"/>Parameters<text:bookmark-end text:name="__RefHeading__1201_2137868989"/></text:h>
      <table:table table:name="Table4" table:style-name="Table4">
        <table:table-column table:style-name="Table4.A"/>
        <table:table-column table:style-name="Table4.B"/>
        <table:table-column table:style-name="Table4.C"/>
        <table:table-row>
          <table:table-cell table:style-name="Table4.A1" office:value-type="string">
            <text:p text:style-name="P14">paymentId</text:p>
          </table:table-cell>
          <table:table-cell table:style-name="Table4.A1" office:value-type="string">
            <text:p text:style-name="P10">The id of the payment representing the reservation. (<text:span text:style-name="T1">This is sometimes referred to as the transaction_id</text:span>)</text:p>
          </table:table-cell>
          <table:table-cell table:style-name="Table4.C1" office:value-type="string">
            <text:p text:style-name="P10">string</text:p>
          </table:table-cell>
        </table:table-row>
      </table:table>
      <text:h text:style-name="Heading_20_3" text:outline-level="3"><text:bookmark text:name="__RefHeading__1203_2137868989"/>Example<text:bookmark-end text:name="__RefHeading__1203_2137868989"/></text:h>
      <table:table table:name="Table7" table:style-name="Table7">
        <table:table-column table:style-name="Table7.A"/>
        <table:table-row>
          <table:table-cell table:style-name="Table7.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ReleaseReservation('1234567890');</text:p>
            <text:p text:style-name="P11"/>
            <text:p text:style-name="P11">IF Result.Result = 'Success' THEN</text:p>
            <text:p text:style-name="P11"><text:s text:c="2"/>MESSAGE('New payment status: '+FORMAT(Result.Payment.PaymentStatus))</text:p>
            <text:p text:style-name="P11">ELSE</text:p>
            <text:p text:style-name="P11"><text:s text:c="2"/>MESSAGE(Result.Result+' '+Result.ResultMessage);</text:p>
          </table:table-cell>
        </table:table-row>
      </table:table>
      <text:p text:style-name="Standard"/>
      <text:h text:style-name="P25" text:outline-level="2"><text:bookmark text:name="__RefHeading__1205_2137868989"/>Pensio.Merchant.Split<text:bookmark-end text:name="__RefHeading__1205_2137868989"/></text:h>
      <text:p text:style-name="P6"><text:span text:style-name="T3">Deprecated</text:span>. It has been superseded by the ability to do multiple captures against the same reservation.</text:p>
      <text:h text:style-name="Heading_20_3" text:outline-level="3"><text:bookmark text:name="__RefHeading__1207_2137868989"/>Parameters<text:bookmark-end text:name="__RefHeading__1207_2137868989"/></text:h>
      <table:table table:name="Table8" table:style-name="Table8">
        <table:table-column table:style-name="Table8.A"/>
        <table:table-column table:style-name="Table8.B"/>
        <table:table-column table:style-name="Table8.C"/>
        <table:table-row>
          <table:table-cell table:style-name="Table8.A1" office:value-type="string">
            <text:p text:style-name="P14">paymentId</text:p>
          </table:table-cell>
          <table:table-cell table:style-name="Table8.A1" office:value-type="string">
            <text:p text:style-name="P10">The id of the payment representing the reservation. (<text:span text:style-name="T1">This is sometimes referred to as the transaction_id</text:span>)</text:p>
          </table:table-cell>
          <table:table-cell table:style-name="Table8.C1" office:value-type="string">
            <text:p text:style-name="P10">String</text:p>
          </table:table-cell>
        </table:table-row>
        <table:table-row>
          <table:table-cell table:style-name="Table8.A2" office:value-type="string">
            <text:p text:style-name="P14">amount</text:p>
          </table:table-cell>
          <table:table-cell table:style-name="Table8.A2" office:value-type="string">
            <text:p text:style-name="P10">The first amount to split into. The other amount will be the reserved amount minus this amount.</text:p>
            <text:p text:style-name="P10">The amount must be less than the reserved amount and more than zero.</text:p>
          </table:table-cell>
          <table:table-cell table:style-name="Table8.C2" office:value-type="string">
            <text:p text:style-name="P10">double</text:p>
          </table:table-cell>
        </table:table-row>
      </table:table>
      <text:h text:style-name="Heading_20_3" text:outline-level="3"><text:bookmark text:name="__RefHeading__1209_2137868989"/>Example<text:bookmark-end text:name="__RefHeading__1209_2137868989"/></text:h>
      <table:table table:name="Table9" table:style-name="Table9">
        <table:table-column table:style-name="Table9.A"/>
        <table:table-row>
          <table:table-cell table:style-name="Table9.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
            <text:p text:style-name="P11">SplitResult := Merchant.Split('1234567890', 10);</text:p>
            <text:p text:style-name="P11"/>
            <text:p text:style-name="P11">IF Result.Result = 'Success' THEN</text:p>
            <text:p text:style-name="P11"><text:s text:c="2"/>MESSAGE('First <text:s/>payment: '+format(Result.SplitPayment1.ReservedAmount))</text:p>
            <text:p text:style-name="P11"><text:s text:c="2"/>MESSAGE('Second payment: '+format(Result.SplitPayment2.ReservedAmount))</text:p>
            <text:p text:style-name="P11">ELSE</text:p>
            <text:p text:style-name="P11"><text:s text:c="2"/>MESSAGE(Result.Result+' '+Result.ResultMessage);</text:p>
          </table:table-cell>
        </table:table-row>
      </table:table>
      <text:p text:style-name="Standard"/>
      <text:h text:style-name="P25" text:outline-level="2"><text:bookmark text:name="__RefHeading__1211_2137868989"/>Pensio.Merchant.GetPayment<text:bookmark-end text:name="__RefHeading__1211_2137868989"/></text:h>
      <text:p text:style-name="P7">Get the details of a payment from it's id.</text:p>
      <text:h text:style-name="Heading_20_3" text:outline-level="3"><text:bookmark text:name="__RefHeading__1213_2137868989"/>Parameters<text:bookmark-end text:name="__RefHeading__1213_2137868989"/></text:h>
      <table:table table:name="Table22" table:style-name="Table22">
        <table:table-column table:style-name="Table22.A"/>
        <table:table-column table:style-name="Table22.B"/>
        <table:table-column table:style-name="Table22.C"/>
        <table:table-row>
          <table:table-cell table:style-name="Table22.A1" office:value-type="string">
            <text:p text:style-name="P14">paymentId</text:p>
          </table:table-cell>
          <table:table-cell table:style-name="Table22.A1" office:value-type="string">
            <text:p text:style-name="P10">The id of the payment representing the reservation. (<text:span text:style-name="T1">This is sometimes referred to as the transaction_id</text:span>)</text:p>
          </table:table-cell>
          <table:table-cell table:style-name="Table22.C1" office:value-type="string">
            <text:p text:style-name="P10">string</text:p>
          </table:table-cell>
        </table:table-row>
      </table:table>
      <text:h text:style-name="Heading_20_3" text:outline-level="3"><text:bookmark text:name="__RefHeading__1215_2137868989"/>Example<text:bookmark-end text:name="__RefHeading__1215_2137868989"/></text:h>
      <table:table table:name="Table23" table:style-name="Table23">
        <table:table-column table:style-name="Table23.A"/>
        <table:table-row>
          <table:table-cell table:style-name="Table23.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Result := Merchant.GetPayment('1234567890');</text:p>
            <text:p text:style-name="P11"/>
            <text:p text:style-name="P11">IF Result.Result = 'Success' THEN</text:p>
            <text:p text:style-name="P11"><text:s text:c="2"/>MESSAGE('Payment status: '+FORMAT(Result.Payment.PaymentStatus))</text:p>
            <text:p text:style-name="P11">ELSE</text:p>
            <text:p text:style-name="P11"><text:s text:c="2"/>MESSAGE(Result.Result+' '+Result.ResultMessage);</text:p>
          </table:table-cell>
        </table:table-row>
      </table:table>
      <text:p text:style-name="P17"/>
      <text:p text:style-name="Text_20_body"/>
      <text:h text:style-name="P25" text:outline-level="2"><text:bookmark text:name="__RefHeading__1217_2137868989"/>Pensio.Merchant.PreauthRecurring<text:bookmark-end text:name="__RefHeading__1217_2137868989"/></text:h>
      <text:p text:style-name="P6">(missing documentation, please see the names of the input parameters and the Merchant_API.pdf for reference)</text:p>
      <text:p text:style-name="Text_20_body"/>
      <text:h text:style-name="P25" text:outline-level="2"><text:bookmark text:name="__RefHeading__1219_2137868989"/>Pensio.Merchant.CaptureRecurring<text:bookmark-end text:name="__RefHeading__1219_2137868989"/></text:h>
      <text:p text:style-name="P6">(missing documentation, please see the names of the input parameters and the Merchant_API.pdf for reference)</text:p>
      <text:p text:style-name="Text_20_body"/>
      <text:p text:style-name="Text_20_body"/>
      <text:p text:style-name="Text_20_body"/>
      <text:p text:style-name="Text_20_body"/>
      <text:h text:style-name="P25" text:outline-level="2"><text:bookmark text:name="__RefHeading__2724_1518070274"/>Pensio.Merchant.GetFundings<text:bookmark-end text:name="__RefHeading__2724_1518070274"/></text:h>
      <text:p text:style-name="P7">Get the details of a payment from it's id.</text:p>
      <text:h text:style-name="Heading_20_3" text:outline-level="3"><text:bookmark text:name="__RefHeading__1213_21378689891"/>Parameters<text:bookmark-end text:name="__RefHeading__1213_21378689891"/></text:h>
      <table:table table:name="Table24" table:style-name="Table24">
        <table:table-column table:style-name="Table24.A"/>
        <table:table-column table:style-name="Table24.B"/>
        <table:table-column table:style-name="Table24.C"/>
        <table:table-row>
          <table:table-cell table:style-name="Table24.A1" office:value-type="string">
            <text:p text:style-name="P14">page</text:p>
          </table:table-cell>
          <table:table-cell table:style-name="Table24.A1" office:value-type="string">
            <text:p text:style-name="P10">Sets which page to load. Each page contains 100 fundings. <text:s/>Starts at zero.</text:p>
          </table:table-cell>
          <table:table-cell table:style-name="Table24.C1" office:value-type="string">
            <text:p text:style-name="P10">number</text:p>
          </table:table-cell>
        </table:table-row>
      </table:table>
      <text:h text:style-name="Heading_20_3" text:outline-level="3"><text:bookmark text:name="__RefHeading__1215_21378689891"/>Example<text:bookmark-end text:name="__RefHeading__1215_21378689891"/></text:h>
      <table:table table:name="Table26" table:style-name="Table26">
        <table:table-column table:style-name="Table26.A"/>
        <table:table-row>
          <table:table-cell table:style-name="Table26.A1" office:value-type="string">
            <text:p text:style-name="P11">IF ISCLEAR(Merchant) THEN</text:p>
            <text:p text:style-name="P11"><text:s text:c="2"/>CREATE(Merchant);</text:p>
            <text:p text:style-name="P11"/>
            <text:p text:style-name="P11">Merchant.Initialize(</text:p>
            <text:p text:style-name="P11"><text:s text:c="2"/>'<text:a xlink:type="simple" xlink:href="https://testgateway.pensio.com/merchant/API/">https://testgateway.pensio.com/merchant/API/</text:a>',</text:p>
            <text:p text:style-name="P11"><text:s text:c="2"/>'shop api',</text:p>
            <text:p text:style-name="P11"><text:s text:c="2"/>'S3c73t',</text:p>
            <text:p text:style-name="P11"><text:s text:c="2"/>'Test Terminal'</text:p>
            <text:p text:style-name="P11">);</text:p>
            <text:p text:style-name="P11"/>
            <text:p text:style-name="P11"/>
            <text:p text:style-name="P11"/>
            <text:p text:style-name="P11">Result := Merchant.GetFundings(0);</text:p>
            <text:p text:style-name="P11"/>
            <text:p text:style-name="P11"/>
          </table:table-cell>
        </table:table-row>
      </table:table>
      <text:p text:style-name="P17"/>
      <text:p text:style-name="Text_20_body"/>
      <text:h text:style-name="P25" text:outline-level="2"><text:bookmark text:name="__RefHeading__1221_2137868989"/>Pensio.Moto.Initialize<text:bookmark-end text:name="__RefHeading__1221_2137868989"/></text:h>
      <text:p text:style-name="Text_20_body">This method initializes the MO/TO form with parameters like the gateway, terminal, amount to use.</text:p>
      <text:h text:style-name="Heading_20_3" text:outline-level="3"><text:bookmark text:name="__RefHeading__1223_2137868989"/>Example<text:bookmark-end text:name="__RefHeading__1223_2137868989"/></text:h>
      <table:table table:name="Table21" table:style-name="Table21">
        <table:table-column table:style-name="Table21.A"/>
        <table:table-row>
          <table:table-cell table:style-name="Table21.A1" office:value-type="string">
            <text:p text:style-name="P11">// Create a payment with AVS info<text:line-break/><text:line-break/>IF ISCLEAR(PensioMoto) THEN<text:line-break/> <text:s/>CREATE(PensioMoto);<text:line-break/><text:line-break/>PensioMoto.Initialize(</text:p>
            <text:p text:style-name="P11"><text:s text:c="2"/>'<text:a xlink:type="simple" xlink:href="http://gateway.testserver.pensio.com/merchant.php/API/" office:target-frame-name="_blank" xlink:show="new">http</text:a><text:a xlink:type="simple" xlink:href="http://gateway.testserver.pensio.com/merchant.php/API/" office:target-frame-name="_blank" xlink:show="new">s</text:a><text:a xlink:type="simple" xlink:href="http://gateway.testserver.pensio.com/merchant.php/API/" office:target-frame-name="_blank" xlink:show="new">://</text:a><text:a xlink:type="simple" xlink:href="http://gateway.testserver.pensio.com/merchant.php/API/" office:target-frame-name="_blank" xlink:show="new">test</text:a><text:a xlink:type="simple" xlink:href="http://gateway.testserver.pensio.com/merchant.php/API/" office:target-frame-name="_blank" xlink:show="new">gateway.pensio.com/merchant.php/API/</text:a>',<text:line-break/> <text:s/>'shop api',</text:p>
            <text:p text:style-name="P11"><text:s text:c="2"/>'testpassword',</text:p>
            <text:p text:style-name="P11"><text:s text:c="2"/>'Pensio Test Terminal',</text:p>
            <text:p text:style-name="P11"><text:s text:c="2"/>'wah',</text:p>
            <text:p text:style-name="P11"><text:s text:c="2"/>42, </text:p>
            <text:p text:style-name="P11"><text:s text:c="2"/>208,</text:p>
            <text:p text:style-name="P11"><text:s text:c="2"/>'payment'</text:p>
            <text:p text:style-name="P11">);<text:line-break/><text:line-break/>Result := PensioMoto.Show;<text:line-break/><text:line-break/>IF Result.Result = 'Success' THEN<text:line-break/> <text:s/>MESSAGE('Successful payment')<text:line-break/>ELSE<text:line-break/> <text:s/>MESSAGE(Result.Result+' '+Result.ResultMessage);</text:p>
          </table:table-cell>
        </table:table-row>
      </table:table>
      <text:p text:style-name="P16"/>
      <text:p text:style-name="Text_20_body"/>
      <text:h text:style-name="P25" text:outline-level="2"><text:bookmark text:name="__RefHeading__1225_2137868989"/>Pensio.Moto.Show<text:bookmark-end text:name="__RefHeading__1225_2137868989"/></text:h>
      <text:p text:style-name="Text_20_body">This method shows the MO/TO form and the return value indicates if a successful payment has been made.</text:p>
      <text:h text:style-name="Heading_20_3" text:outline-level="3"><text:bookmark text:name="__RefHeading__1227_2137868989"/>Example<text:bookmark-end text:name="__RefHeading__1227_2137868989"/></text:h>
      <table:table table:name="Table20" table:style-name="Table20">
        <table:table-column table:style-name="Table20.A"/>
        <table:table-row>
          <table:table-cell table:style-name="Table20.A1" office:value-type="string">
            <text:p text:style-name="P11">// Create a payment with AVS info<text:line-break/><text:line-break/>IF ISCLEAR(PensioMoto) THEN<text:line-break/> <text:s/>CREATE(PensioMoto);<text:line-break/><text:line-break/>PensioMoto.Initialize(</text:p>
            <text:p text:style-name="P11"><text:s text:c="2"/>'<text:a xlink:type="simple" xlink:href="http://gateway.testserver.pensio.com/merchant.php/API/" office:target-frame-name="_blank" xlink:show="new">http</text:a><text:a xlink:type="simple" xlink:href="http://gateway.testserver.pensio.com/merchant.php/API/" office:target-frame-name="_blank" xlink:show="new">s</text:a><text:a xlink:type="simple" xlink:href="http://gateway.testserver.pensio.com/merchant.php/API/" office:target-frame-name="_blank" xlink:show="new">://</text:a><text:a xlink:type="simple" xlink:href="http://gateway.testserver.pensio.com/merchant.php/API/" office:target-frame-name="_blank" xlink:show="new">test</text:a><text:a xlink:type="simple" xlink:href="http://gateway.testserver.pensio.com/merchant.php/API/" office:target-frame-name="_blank" xlink:show="new">gateway.pensio.com/merchant.php/API/</text:a>',<text:line-break/> <text:s/>'shop api',</text:p>
            <text:p text:style-name="P11"><text:s text:c="2"/>'testpassword',</text:p>
            <text:p text:style-name="P11"><text:s text:c="2"/>'Pensio Test Terminal',</text:p>
            <text:p text:style-name="P11"><text:s text:c="2"/>'wah',</text:p>
            <text:p text:style-name="P11"><text:s text:c="2"/>42, </text:p>
            <text:p text:style-name="P11"><text:s text:c="2"/>208,</text:p>
            <text:p text:style-name="P11"><text:s text:c="2"/>'payment'</text:p>
            <text:p text:style-name="P11">);<text:line-break/><text:line-break/>Result := PensioMoto.Show;<text:line-break/><text:line-break/>IF Result.Result = 'Success' THEN<text:line-break/> <text:s/>MESSAGE('Successful payment')<text:line-break/>ELSE<text:line-break/> <text:s/>MESSAGE(Result.Result+' '+Result.ResultMessage);</text:p>
          </table:table-cell>
        </table:table-row>
      </table:table>
      <text:p text:style-name="Standard"/>
      <text:h text:style-name="P25" text:outline-level="2"><text:bookmark text:name="__RefHeading__1229_2137868989"/>Pensio.Moto.AddCreditCard<text:bookmark-end text:name="__RefHeading__1229_2137868989"/></text:h>
      <text:p text:style-name="P8">This method will add a credit card to the list of cards selectable in the MO/TO form. You must supply the credit_card_token and the masked credit card. The user of the MO/TO form will also be able to type in a new credit card if none of the cards in the list are used.</text:p>
      <text:h text:style-name="P25" text:outline-level="2"><text:bookmark text:name="__RefHeading__1231_2137868989"/>Pensio.Moto.SetAvsInfo<text:bookmark-end text:name="__RefHeading__1231_2137868989"/></text:h>
      <text:p text:style-name="Text_20_body">void SetAvsInfo(string firstName, string lastName, string address, string postalCode, string city, string region, string country, string phone, string email);</text:p>
      <text:p text:style-name="Text_20_body">This method is used to split one reservation into two. It will soon be superseded by the ability to do multiple captures against the same reservation.</text:p>
      <text:h text:style-name="Heading_20_3" text:outline-level="3"><text:bookmark text:name="__RefHeading__1233_2137868989"/>Parameters<text:bookmark-end text:name="__RefHeading__1233_2137868989"/></text:h>
      <table:table table:name="Table18" table:style-name="Table18">
        <table:table-column table:style-name="Table18.A"/>
        <table:table-column table:style-name="Table18.B"/>
        <table:table-column table:style-name="Table18.C"/>
        <table:table-row>
          <table:table-cell table:style-name="Table18.A1" office:value-type="string">
            <text:p text:style-name="P14">firstName</text:p>
          </table:table-cell>
          <table:table-cell table:style-name="Table18.A1" office:value-type="string">
            <text:p text:style-name="P10">The first name of the card holder</text:p>
          </table:table-cell>
          <table:table-cell table:style-name="Table18.C1" office:value-type="string">
            <text:p text:style-name="P10">String</text:p>
          </table:table-cell>
        </table:table-row>
        <table:table-row>
          <table:table-cell table:style-name="Table18.A2" office:value-type="string">
            <text:p text:style-name="P14">lastName</text:p>
          </table:table-cell>
          <table:table-cell table:style-name="Table18.A2" office:value-type="string">
            <text:p text:style-name="P10">The last name of the card holder</text:p>
          </table:table-cell>
          <table:table-cell table:style-name="Table18.C2" office:value-type="string">
            <text:p text:style-name="P10">String</text:p>
          </table:table-cell>
        </table:table-row>
        <table:table-row>
          <table:table-cell table:style-name="Table18.A2" office:value-type="string">
            <text:p text:style-name="P14">address</text:p>
          </table:table-cell>
          <table:table-cell table:style-name="Table18.A2" office:value-type="string">
            <text:p text:style-name="P10">The address of the card holder</text:p>
          </table:table-cell>
          <table:table-cell table:style-name="Table18.C2" office:value-type="string">
            <text:p text:style-name="P10">String</text:p>
          </table:table-cell>
        </table:table-row>
        <table:table-row>
          <table:table-cell table:style-name="Table18.A2" office:value-type="string">
            <text:p text:style-name="P14">postalCode</text:p>
          </table:table-cell>
          <table:table-cell table:style-name="Table18.A2" office:value-type="string">
            <text:p text:style-name="P10">The postal code of the card holder</text:p>
          </table:table-cell>
          <table:table-cell table:style-name="Table18.C2" office:value-type="string">
            <text:p text:style-name="P10">String</text:p>
          </table:table-cell>
        </table:table-row>
        <table:table-row>
          <table:table-cell table:style-name="Table18.A2" office:value-type="string">
            <text:p text:style-name="P14">city</text:p>
          </table:table-cell>
          <table:table-cell table:style-name="Table18.A2" office:value-type="string">
            <text:p text:style-name="P10">The city of the card holder</text:p>
          </table:table-cell>
          <table:table-cell table:style-name="Table18.C2" office:value-type="string">
            <text:p text:style-name="P10">String</text:p>
          </table:table-cell>
        </table:table-row>
        <table:table-row>
          <table:table-cell table:style-name="Table18.A2" office:value-type="string">
            <text:p text:style-name="P14">region</text:p>
          </table:table-cell>
          <table:table-cell table:style-name="Table18.A2" office:value-type="string">
            <text:p text:style-name="P10">The region/state of the card holder</text:p>
          </table:table-cell>
          <table:table-cell table:style-name="Table18.C2" office:value-type="string">
            <text:p text:style-name="P10">String</text:p>
          </table:table-cell>
        </table:table-row>
        <table:table-row>
          <table:table-cell table:style-name="Table18.A2" office:value-type="string">
            <text:p text:style-name="P14">country</text:p>
          </table:table-cell>
          <table:table-cell table:style-name="Table18.A2" office:value-type="string">
            <text:p text:style-name="P10">The country of the card holder</text:p>
          </table:table-cell>
          <table:table-cell table:style-name="Table18.C2" office:value-type="string">
            <text:p text:style-name="P10">String</text:p>
          </table:table-cell>
        </table:table-row>
        <table:table-row>
          <table:table-cell table:style-name="Table18.A2" office:value-type="string">
            <text:p text:style-name="P14">phone</text:p>
          </table:table-cell>
          <table:table-cell table:style-name="Table18.A2" office:value-type="string">
            <text:p text:style-name="P10">The phone number of the card holder</text:p>
          </table:table-cell>
          <table:table-cell table:style-name="Table18.C2" office:value-type="string">
            <text:p text:style-name="P10">String</text:p>
          </table:table-cell>
        </table:table-row>
        <table:table-row>
          <table:table-cell table:style-name="Table18.A2" office:value-type="string">
            <text:p text:style-name="P14">email</text:p>
          </table:table-cell>
          <table:table-cell table:style-name="Table18.A2" office:value-type="string">
            <text:p text:style-name="P10">The e-mail of the card holder</text:p>
          </table:table-cell>
          <table:table-cell table:style-name="Table18.C2" office:value-type="string">
            <text:p text:style-name="P10">String</text:p>
          </table:table-cell>
        </table:table-row>
      </table:table>
      <text:h text:style-name="Heading_20_3" text:outline-level="3"><text:bookmark text:name="__RefHeading__1235_2137868989"/>Example<text:bookmark-end text:name="__RefHeading__1235_2137868989"/></text:h>
      <table:table table:name="Table19" table:style-name="Table19">
        <table:table-column table:style-name="Table19.A"/>
        <table:table-row>
          <table:table-cell table:style-name="Table19.A1" office:value-type="string">
            <text:p text:style-name="P11">// Create a payment with AVS info<text:line-break/><text:line-break/>IF ISCLEAR(PensioMoto) THEN<text:line-break/> <text:s/>CREATE(PensioMoto);<text:line-break/><text:line-break/>PensioMoto.Initialize(</text:p>
            <text:p text:style-name="P11"><text:s text:c="2"/>'<text:a xlink:type="simple" xlink:href="http://gateway.testserver.pensio.com/merchant.php/API/" office:target-frame-name="_blank" xlink:show="new">http</text:a><text:a xlink:type="simple" xlink:href="http://gateway.testserver.pensio.com/merchant.php/API/" office:target-frame-name="_blank" xlink:show="new">s</text:a><text:a xlink:type="simple" xlink:href="http://gateway.testserver.pensio.com/merchant.php/API/" office:target-frame-name="_blank" xlink:show="new">://</text:a><text:a xlink:type="simple" xlink:href="http://gateway.testserver.pensio.com/merchant.php/API/" office:target-frame-name="_blank" xlink:show="new">test</text:a><text:a xlink:type="simple" xlink:href="http://gateway.testserver.pensio.com/merchant.php/API/" office:target-frame-name="_blank" xlink:show="new">gateway.pensio.com/merchant.php/API/</text:a>',<text:line-break/> <text:s/>'shop api',</text:p>
            <text:p text:style-name="P11"><text:s text:c="2"/>'testpassword',</text:p>
            <text:p text:style-name="P11"><text:s text:c="2"/>'Pensio Test Terminal',</text:p>
            <text:p text:style-name="P11"><text:s text:c="2"/>'wah',</text:p>
            <text:p text:style-name="P11"><text:s text:c="2"/>42, </text:p>
            <text:p text:style-name="P11"><text:s text:c="2"/>208,</text:p>
            <text:p text:style-name="P11"><text:s text:c="2"/>'payment'</text:p>
            <text:p text:style-name="P11">);<text:line-break/></text:p>
            <text:p text:style-name="P15">PensioMoto.SetAvsInfo(</text:p>
            <text:p text:style-name="P15"><text:s text:c="2"/>'John',</text:p>
            <text:p text:style-name="P15"><text:s text:c="2"/>'Doe',</text:p>
            <text:p text:style-name="P15"><text:s text:c="2"/>'2512 My Avenue',</text:p>
            <text:p text:style-name="P15"><text:s text:c="2"/>'29843',</text:p>
            <text:p text:style-name="P15"><text:s text:c="2"/>'Merchantville',</text:p>
            <text:p text:style-name="P15"><text:s text:c="2"/>'Delaware',</text:p>
            <text:p text:style-name="P15"><text:s text:c="2"/>'United States',</text:p>
            <text:p text:style-name="P15"><text:s text:c="2"/>'1-888-1234-5678',</text:p>
            <text:p text:style-name="P15"><text:s text:c="2"/><text:a xlink:type="simple" xlink:href="mailto:'john.doe@merchantdomain.com">'john.doe@merchantdomain.com</text:a>'</text:p>
            <text:p text:style-name="P15">);<text:line-break/><text:line-break/>Result := PensioMoto.Show;<text:line-break/><text:line-break/>IF Result.Result = 'Success' THEN<text:line-break/> <text:s/>MESSAGE('Successful payment')<text:line-break/>ELSE<text:line-break/> <text:s/>MESSAGE(Result.Result+' '+Result.ResultMessage);</text:p>
          </table:table-cell>
        </table:table-row>
      </table:table>
      <text:p text:style-name="P16"/>
      <text:p text:style-name="Text_20_body"/>
      <text:h text:style-name="P22" text:outline-level="1"><text:bookmark text:name="__RefHeading__1237_2137868989"/>Appendix A<text:bookmark-end text:name="__RefHeading__1237_2137868989"/></text:h>
      <text:p text:style-name="Text_20_body">The following is the source-code for the COM interfaces. These should not be used but are only here for reference.</text:p>
      <text:h text:style-name="Heading_20_2" text:outline-level="2"><text:bookmark text:name="__RefHeading__1239_2137868989"/>IMerchant.cs<text:bookmark-end text:name="__RefHeading__1239_2137868989"/></text:h>
      <table:table table:name="Table12" table:style-name="Table12">
        <table:table-column table:style-name="Table12.A"/>
        <table:table-row>
          <table:table-cell table:style-name="Table12.A1" office:value-type="string">
            <text:p text:style-name="P12">namespace PensioMoto.Com</text:p>
            <text:p text:style-name="P12">{</text:p>
            <text:p text:style-name="P12"><text:tab/>[ComVisible(true)]</text:p>
            <text:p text:style-name="P12"><text:tab/>public interface IMerchant</text:p>
            <text:p text:style-name="P12"><text:tab/>{</text:p>
            <text:p text:style-name="P12"><text:tab/><text:tab/>void Initialize(string gatewayUrl, string apiUsername, string apiPassword, string terminal);</text:p>
            <text:p text:style-name="P12"><text:tab/><text:tab/>IComPaymentResult Capture(string paymentId, double amount);</text:p>
            <text:p text:style-name="P12"><text:tab/><text:tab/>IComPaymentResult Refund(string paymentId, double amount);</text:p>
            <text:p text:style-name="P12"><text:tab/><text:tab/>IComPaymentResult ReleaseReservation(string paymentId);</text:p>
            <text:p text:style-name="P12"><text:tab/><text:tab/>IComSplitPaymentResult Split(string paymentId, double amount);</text:p>
            <text:p text:style-name="P12"><text:tab/><text:tab/>IComPaymentResult GetPayment(string paymentId);</text:p>
            <text:p text:style-name="P12"><text:tab/><text:tab/>IComRecurringResult CaptureRecurring(string recurringPaymentId, double amount);</text:p>
            <text:p text:style-name="P12"><text:tab/><text:tab/>IComRecurringResult PreauthRecurring(string recurringPaymentId, double amount);</text:p>
            <text:p text:style-name="P12"><text:tab/><text:tab/>IComFundingsResult GetFundings(int page);</text:p>
            <text:p text:style-name="P12"><text:tab/>}</text:p>
            <text:p text:style-name="P12">}</text:p>
          </table:table-cell>
        </table:table-row>
      </table:table>
      <text:h text:style-name="Heading_20_2" text:outline-level="2"><text:bookmark text:name="__RefHeading__1241_2137868989"/>IMoto.cs<text:bookmark-end text:name="__RefHeading__1241_2137868989"/></text:h>
      <table:table table:name="Table13" table:style-name="Table13">
        <table:table-column table:style-name="Table13.A"/>
        <table:table-row>
          <table:table-cell table:style-name="Table13.A1" office:value-type="string">
            <text:p text:style-name="P12">namespace PensioMoto.Com</text:p>
            <text:p text:style-name="P12">{</text:p>
            <text:p text:style-name="P12"><text:tab/>[ComVisible(true)]</text:p>
            <text:p text:style-name="P12"><text:tab/>public interface IMoto</text:p>
            <text:p text:style-name="P12"><text:tab/>{</text:p>
            <text:p text:style-name="P12"><text:tab/><text:tab/>void Initialize(string gatewayUrl, string apiUsername, string apiPassword, </text:p>
            <text:p text:style-name="P12"><text:tab/><text:tab/><text:tab/>string terminal, string orderId, double amount, int currency, string paymentType);</text:p>
            <text:p text:style-name="P12"><text:tab/><text:tab/>void AddCreditCard(string maskedPan, string cardToken);</text:p>
            <text:p text:style-name="P12"><text:tab/><text:tab/>IComPaymentResult Show();</text:p>
            <text:p text:style-name="P12"><text:tab/>}</text:p>
            <text:p text:style-name="P12">}</text:p>
          </table:table-cell>
        </table:table-row>
      </table:table>
      <text:h text:style-name="Heading_20_2" text:outline-level="2"><text:bookmark text:name="__RefHeading__1243_2137868989"/>IPayment.cs<text:bookmark-end text:name="__RefHeading__1243_2137868989"/></text:h>
      <table:table table:name="Table14" table:style-name="Table14">
        <table:table-column table:style-name="Table14.A"/>
        <table:table-row>
          <table:table-cell table:style-name="Table14.A1" office:value-type="string">
            <text:p text:style-name="P12">namespace PensioMoto.Com</text:p>
            <text:p text:style-name="P12">{</text:p>
            <text:p text:style-name="P12"><text:tab/>[ComVisible(true)]</text:p>
            <text:p text:style-name="P12"><text:tab/>public interface IPayment</text:p>
            <text:p text:style-name="P12"><text:tab/>{</text:p>
            <text:p text:style-name="P12"><text:tab/><text:tab/>string PaymentId { get; set; }</text:p>
            <text:p text:style-name="P12"><text:tab/><text:tab/>string ShopOrderId { get; set; }</text:p>
            <text:p text:style-name="P12"><text:tab/><text:tab/>string Terminal { get; set; }</text:p>
            <text:p text:style-name="P12"><text:tab/><text:tab/>string PaymentStatus { get; set; }</text:p>
            <text:p text:style-name="P12"><text:tab/><text:tab/>string CardStatus { get; set; }</text:p>
            <text:p text:style-name="P12"><text:tab/><text:tab/>string CreditCardToken { get; set; }</text:p>
            <text:p text:style-name="P12"><text:tab/><text:tab/>string CreditCardMaskedPan { get; set; }</text:p>
            <text:p text:style-name="P12"><text:tab/><text:tab/>double ReservedAmount { get; set; }</text:p>
            <text:p text:style-name="P12"><text:tab/><text:tab/>double CapturedAmount { get; set; }</text:p>
            <text:p text:style-name="P12"><text:tab/><text:tab/>double RefundedAmount { get; set; }</text:p>
            <text:p text:style-name="P12"><text:tab/>}</text:p>
            <text:p text:style-name="P12">}</text:p>
          </table:table-cell>
        </table:table-row>
      </table:table>
      <text:h text:style-name="Heading_20_2" text:outline-level="2"><text:bookmark text:name="__RefHeading__1245_2137868989"/>IComPaymentResult.cs<text:bookmark-end text:name="__RefHeading__1245_2137868989"/></text:h>
      <table:table table:name="Table15" table:style-name="Table15">
        <table:table-column table:style-name="Table15.A"/>
        <table:table-row>
          <table:table-cell table:style-name="Table15.A1" office:value-type="string">
            <text:p text:style-name="P12">namespace PensioMoto.Com</text:p>
            <text:p text:style-name="P12">{</text:p>
            <text:p text:style-name="P12"><text:tab/>[ComVisible(true)]</text:p>
            <text:p text:style-name="P12"><text:tab/>public interface IComPaymentResult</text:p>
            <text:p text:style-name="P12"><text:tab/>{</text:p>
            <text:p text:style-name="P12"><text:tab/><text:tab/>string Result { get; set; }</text:p>
            <text:p text:style-name="P12"><text:tab/><text:tab/>string ResultMessage { get; set; }</text:p>
            <text:p text:style-name="P12"><text:tab/><text:tab/>IPayment Payment { get; set; }</text:p>
            <text:p text:style-name="P12"><text:tab/>}</text:p>
            <text:p text:style-name="P12">}</text:p>
          </table:table-cell>
        </table:table-row>
      </table:table>
      <text:h text:style-name="Heading_20_2" text:outline-level="2"><text:bookmark text:name="__RefHeading__1247_2137868989"/><text:soft-page-break/>IComSplitPaymentResult.cs<text:bookmark-end text:name="__RefHeading__1247_2137868989"/></text:h>
      <table:table table:name="Table16" table:style-name="Table16">
        <table:table-column table:style-name="Table16.A"/>
        <table:table-row>
          <table:table-cell table:style-name="Table16.A1" office:value-type="string">
            <text:p text:style-name="P12">namespace PensioMoto.Com</text:p>
            <text:p text:style-name="P12">{</text:p>
            <text:p text:style-name="P12"><text:tab/>[ComVisible(true)]</text:p>
            <text:p text:style-name="P12"><text:tab/>public interface IComSplitPaymentResult</text:p>
            <text:p text:style-name="P12"><text:tab/>{</text:p>
            <text:p text:style-name="P12"><text:tab/><text:tab/>string Result { get; set; }</text:p>
            <text:p text:style-name="P12"><text:tab/><text:tab/>string ResultMessage { get; set; }</text:p>
            <text:p text:style-name="P12"><text:tab/><text:tab/>IPayment Payment { get; set; }</text:p>
            <text:p text:style-name="P12"/>
            <text:p text:style-name="P12"><text:tab/><text:tab/>IPayment SplitPayment1 { get; set; }</text:p>
            <text:p text:style-name="P12"><text:tab/><text:tab/>IPayment SplitPayment2 { get; set; }</text:p>
            <text:p text:style-name="P12"><text:tab/>}</text:p>
            <text:p text:style-name="P12">}</text:p>
          </table:table-cell>
        </table:table-row>
      </table:table>
      <text:h text:style-name="Heading_20_2" text:outline-level="2"><text:bookmark text:name="__RefHeading__1249_2137868989"/>IComRecurringResult.cs<text:bookmark-end text:name="__RefHeading__1249_2137868989"/></text:h>
      <table:table table:name="Table17" table:style-name="Table17">
        <table:table-column table:style-name="Table17.A"/>
        <table:table-row>
          <table:table-cell table:style-name="Table17.A1" office:value-type="string">
            <text:p text:style-name="P12">namespace PensioMoto.Com</text:p>
            <text:p text:style-name="P12">{</text:p>
            <text:p text:style-name="P12"><text:tab/>[ComVisible(true)]</text:p>
            <text:p text:style-name="P12"><text:tab/>public interface IComRecurringResult</text:p>
            <text:p text:style-name="P12"><text:tab/>{</text:p>
            <text:p text:style-name="P12"><text:tab/><text:tab/>string Result { get; set; }</text:p>
            <text:p text:style-name="P12"><text:tab/><text:tab/>string ResultMessage { get; set; }</text:p>
            <text:p text:style-name="P12"><text:tab/><text:tab/>IPayment Payment { get; set; }</text:p>
            <text:p text:style-name="P12"/>
            <text:p text:style-name="P12"><text:tab/><text:tab/>IPayment RecurringPayment { get; set; }</text:p>
            <text:p text:style-name="P12"><text:tab/>}</text:p>
            <text:p text:style-name="P12">}</text:p>
          </table:table-cell>
        </table:table-row>
      </table:table>
      <text:p text:style-name="Standard"/>
      <text:h text:style-name="Heading_20_2" text:outline-level="2"><text:bookmark text:name="__RefHeading__2726_1518070274"/>IComFundingsResult.cs<text:bookmark-end text:name="__RefHeading__2726_1518070274"/></text:h>
      <table:table table:name="Table27" table:style-name="Table27">
        <table:table-column table:style-name="Table27.A"/>
        <table:table-row>
          <table:table-cell table:style-name="Table27.A1" office:value-type="string">
            <text:p text:style-name="P12">namespace PensioMoto.Com</text:p>
            <text:p text:style-name="P12">{</text:p>
            <text:p text:style-name="P12"><text:tab/>[InterfaceType(ComInterfaceType.InterfaceIsIDispatch)]</text:p>
            <text:p text:style-name="P12"><text:tab/>public interface IComFundingsResult</text:p>
            <text:p text:style-name="P12"><text:tab/>{</text:p>
            <text:p text:style-name="P12"><text:tab/><text:tab/>string Result { get; set; }</text:p>
            <text:p text:style-name="P12"><text:tab/><text:tab/>string ResultMessage { get; set; }</text:p>
            <text:p text:style-name="P12"><text:tab/><text:tab/>int Pages { get; set; }</text:p>
            <text:p text:style-name="P12"/>
            <text:p text:style-name="P12"><text:tab/><text:tab/>int getFundingCount();</text:p>
            <text:p text:style-name="P12"><text:tab/><text:tab/>IFunding getFunding(int i);</text:p>
            <text:p text:style-name="P12"><text:tab/>}</text:p>
            <text:p text:style-name="P12">}</text:p>
          </table:table-cell>
        </table:table-row>
      </table:table>
      <text:p text:style-name="Standard"/>
      <text:h text:style-name="Heading_20_2" text:outline-level="2"><text:bookmark text:name="__RefHeading__2728_1518070274"/>IFunding.cs<text:bookmark-end text:name="__RefHeading__2728_1518070274"/></text:h>
      <table:table table:name="Table28" table:style-name="Table28">
        <table:table-column table:style-name="Table28.A"/>
        <table:table-row>
          <table:table-cell table:style-name="Table28.A1" office:value-type="string">
            <text:p text:style-name="P12">namespace PensioMoto.Com</text:p>
            <text:p text:style-name="P12">{</text:p>
            <text:p text:style-name="P12"><text:tab/>[InterfaceType(ComInterfaceType.InterfaceIsIDispatch)]</text:p>
            <text:p text:style-name="P12"><text:tab/>public interface IFunding</text:p>
            <text:p text:style-name="P12"><text:tab/>{</text:p>
            <text:p text:style-name="P12"><text:tab/><text:tab/>string Id { get; <text:s/>}</text:p>
            <text:p text:style-name="P12"><text:tab/><text:tab/>string ContractIdentifier { get;}</text:p>
            <text:p text:style-name="P12"><text:tab/><text:tab/>string ShopString { get; }</text:p>
            <text:p text:style-name="P12"><text:tab/><text:tab/>string Acquirer { get; }</text:p>
            <text:p text:style-name="P12"><text:tab/><text:tab/>string FundingDate { get; }</text:p>
            <text:p text:style-name="P12"><text:tab/><text:tab/>string Amount { get; }</text:p>
            <text:p text:style-name="P12"><text:tab/><text:tab/>string CreatedDate { get; }</text:p>
            <text:p text:style-name="P12"><text:tab/><text:tab/>string DownloadLink { get; }</text:p>
            <text:p text:style-name="P12"/>
            <text:p text:style-name="P12"><text:tab/><text:tab/>int getLineCount();</text:p>
            <text:p text:style-name="P12"><text:tab/><text:tab/>IFundingLine getLine(int i);</text:p>
            <text:p text:style-name="P12"><text:tab/>}</text:p>
            <text:p text:style-name="P12">}</text:p>
          </table:table-cell>
        </table:table-row>
      </table:table>
      <text:p text:style-name="Standard"/>
      <text:h text:style-name="Heading_20_2" text:outline-level="2"><text:bookmark text:name="__RefHeading__2730_1518070274"/><text:soft-page-break/>IFundingLine.cs<text:bookmark-end text:name="__RefHeading__2730_1518070274"/></text:h>
      <table:table table:name="Table29" table:style-name="Table29">
        <table:table-column table:style-name="Table29.A"/>
        <table:table-row>
          <table:table-cell table:style-name="Table29.A1" office:value-type="string">
            <text:p text:style-name="P12">namespace PensioMoto.Com</text:p>
            <text:p text:style-name="P12">{</text:p>
            <text:p text:style-name="P12"><text:tab/>[InterfaceType(ComInterfaceType.InterfaceIsIDispatch)]</text:p>
            <text:p text:style-name="P12"><text:tab/>public interface IFundingLine</text:p>
            <text:p text:style-name="P12"><text:tab/>{</text:p>
            <text:p text:style-name="P12"><text:tab/><text:tab/>string Date { get; }</text:p>
            <text:p text:style-name="P12"><text:tab/><text:tab/>string Type { get; }</text:p>
            <text:p text:style-name="P12"><text:tab/><text:tab/>string Id { get; }</text:p>
            <text:p text:style-name="P12"><text:tab/><text:tab/>string ReconciliationIdentifer { get; }</text:p>
            <text:p text:style-name="P12"><text:tab/><text:tab/>string PaymentId { get; }</text:p>
            <text:p text:style-name="P12"><text:tab/><text:tab/>string Order { get; }</text:p>
            <text:p text:style-name="P12"><text:tab/><text:tab/>string Terminal { get; }</text:p>
            <text:p text:style-name="P12"><text:tab/><text:tab/>string Shop { get; }</text:p>
            <text:p text:style-name="P12"><text:tab/><text:tab/>string TransactionCurrency { get; }</text:p>
            <text:p text:style-name="P12"><text:tab/><text:tab/>string TransactionAmount { get; }</text:p>
            <text:p text:style-name="P12"><text:tab/><text:tab/>string ExchangeRate { get; }</text:p>
            <text:p text:style-name="P12"><text:tab/><text:tab/>string SettlementCurrency { get; }</text:p>
            <text:p text:style-name="P12"><text:tab/><text:tab/>string SettlementAmount { get; }</text:p>
            <text:p text:style-name="P12"><text:tab/><text:tab/>string FixedFee { get; }</text:p>
            <text:p text:style-name="P12"><text:tab/><text:tab/>string FixedFeeVAT { get; }</text:p>
            <text:p text:style-name="P12"><text:tab/><text:tab/>string RateBasedFee { get; }</text:p>
            <text:p text:style-name="P12"><text:tab/><text:tab/>string RateBasedFeeVAT { get; }</text:p>
            <text:p text:style-name="P12"><text:tab/>}</text:p>
            <text:p text:style-name="P12">}</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Merchant API Component for Navision</text:p>
      </style:header>
      <style:footer>
        <text:p text:style-name="MP2"><text:page-number text:select-page="current">22</text:page-number> of <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Emanuel Greisen</meta:initial-creator>
    <meta:creation-date>2009-01-28T14:26:07</meta:creation-date>
    <dc:date>2012-07-05T13:41:50</dc:date>
    <meta:editing-cycles>230</meta:editing-cycles>
    <meta:editing-duration>PT56H26M33S</meta:editing-duration>
    <dc:creator>Anton Larsen</dc:creator>
    <meta:document-statistic meta:table-count="29" meta:image-count="0" meta:object-count="0" meta:page-count="22" meta:paragraph-count="464" meta:word-count="1926" meta:character-count="14814"/>
    <meta:user-defined meta:name="Info 1"/>
    <meta:user-defined meta:name="Info 2"/>
    <meta:user-defined meta:name="Info 3"/>
    <meta:user-defined meta:name="Info 4"/>
  </office:meta>
</office:document-meta>
</file>